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73.65pt" svg:height="304.19pt" svg:x="67.12pt" svg:y="28.6pt">
            <loext:p draw:notify-on-update-of-ranges="Sheet1.A23:Sheet1.A23 Sheet1.B23:Sheet1.H23 Sheet1.A34:Sheet1.A34 Sheet1.B34:Sheet1.H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2"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24" calcext:value-type="float">
            <text:p>1024</text:p>
          </table:table-cell>
          <table:table-cell table:formula="of:=[.B23]*2" office:value-type="float" office:value="2048" calcext:value-type="float">
            <text:p>2048</text:p>
          </table:table-cell>
          <table:table-cell table:formula="of:=[.C23]*2" office:value-type="float" office:value="4096" calcext:value-type="float">
            <text:p>4096</text:p>
          </table:table-cell>
          <table:table-cell table:formula="of:=[.D23]*2" office:value-type="float" office:value="8192" calcext:value-type="float">
            <text:p>8192</text:p>
          </table:table-cell>
          <table:table-cell table:formula="of:=[.E23]*2" office:value-type="float" office:value="16384" calcext:value-type="float">
            <text:p>16384</text:p>
          </table:table-cell>
          <table:table-cell table:formula="of:=[.F23]*2" office:value-type="float" office:value="32768" calcext:value-type="float">
            <text:p>32768</text:p>
          </table:table-cell>
          <table:table-cell table:formula="of:=[.G23]*2" office:value-type="float" office:value="65536" calcext:value-type="float">
            <text:p>65536</text:p>
          </table:table-cell>
        </table:table-row>
        <table:table-row table:style-name="ro1">
          <table:table-cell office:value-type="string" calcext:value-type="string">
            <text:p>Costos</text:p>
          </table:table-cell>
          <table:table-cell office:value-type="float" office:value="11.327148" calcext:value-type="float">
            <text:p>11.327148</text:p>
          </table:table-cell>
          <table:table-cell table:style-name="ce1" office:value-type="float" office:value="12.98584" calcext:value-type="float">
            <text:p>12.98584</text:p>
          </table:table-cell>
          <table:table-cell table:style-name="ce1" office:value-type="float" office:value="13.994629" calcext:value-type="float">
            <text:p>13.994629</text:p>
          </table:table-cell>
          <table:table-cell table:style-name="ce1" office:value-type="float" office:value="15.777588" calcext:value-type="float">
            <text:p>15.777588</text:p>
          </table:table-cell>
          <table:table-cell table:style-name="ce1" office:value-type="float" office:value="17.708984" calcext:value-type="float">
            <text:p>17.708984</text:p>
          </table:table-cell>
          <table:table-cell table:style-name="ce1" office:value-type="float" office:value="18.227509" calcext:value-type="float">
            <text:p>18.227509</text:p>
          </table:table-cell>
          <table:table-cell table:style-name="ce1" office:value-type="float" office:value="20.781647" calcext:value-type="float">
            <text:p>20.781647</text:p>
          </table:table-cell>
        </table:table-row>
        <table:table-row table:style-name="ro1">
          <table:table-cell/>
          <table:table-cell office:value-type="float" office:value="11.783203" calcext:value-type="float">
            <text:p>11.78320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.467529" calcext:value-type="float">
            <text:p>14.467529</text:p>
          </table:table-cell>
          <table:table-cell table:style-name="ce1" office:value-type="float" office:value="16.272705" calcext:value-type="float">
            <text:p>16.272705</text:p>
          </table:table-cell>
          <table:table-cell table:style-name="ce1" office:value-type="float" office:value="17.423096" calcext:value-type="float">
            <text:p>17.423096</text:p>
          </table:table-cell>
          <table:table-cell table:style-name="ce1" office:value-type="float" office:value="18.243439" calcext:value-type="float">
            <text:p>18.243439</text:p>
          </table:table-cell>
          <table:table-cell table:style-name="ce1" office:value-type="float" office:value="20.655884" calcext:value-type="float">
            <text:p>20.655884</text:p>
          </table:table-cell>
        </table:table-row>
        <table:table-row table:style-name="ro1">
          <table:table-cell/>
          <table:table-cell office:value-type="float" office:value="11.9296875" calcext:value-type="float">
            <text:p>11.9296875</text:p>
          </table:table-cell>
          <table:table-cell table:style-name="ce1" office:value-type="float" office:value="12.955566" calcext:value-type="float">
            <text:p>12.955566</text:p>
          </table:table-cell>
          <table:table-cell table:style-name="ce1" office:value-type="float" office:value="15.538818" calcext:value-type="float">
            <text:p>15.538818</text:p>
          </table:table-cell>
          <table:table-cell table:style-name="ce1" office:value-type="float" office:value="17.549072" calcext:value-type="float">
            <text:p>17.549072</text:p>
          </table:table-cell>
          <table:table-cell table:style-name="ce1" office:value-type="float" office:value="17.524597" calcext:value-type="float">
            <text:p>17.524597</text:p>
          </table:table-cell>
          <table:table-cell table:style-name="ce1" office:value-type="float" office:value="18.96341" calcext:value-type="float">
            <text:p>18.96341</text:p>
          </table:table-cell>
          <table:table-cell table:style-name="ce1" office:value-type="float" office:value="19.684753" calcext:value-type="float">
            <text:p>19.684753</text:p>
          </table:table-cell>
        </table:table-row>
        <table:table-row table:style-name="ro1">
          <table:table-cell/>
          <table:table-cell office:value-type="float" office:value="11.990234" calcext:value-type="float">
            <text:p>11.990234</text:p>
          </table:table-cell>
          <table:table-cell table:style-name="ce1" office:value-type="float" office:value="13.013184" calcext:value-type="float">
            <text:p>13.013184</text:p>
          </table:table-cell>
          <table:table-cell table:style-name="ce1" office:value-type="float" office:value="14.455078" calcext:value-type="float">
            <text:p>14.455078</text:p>
          </table:table-cell>
          <table:table-cell table:style-name="ce1" office:value-type="float" office:value="15.498413" calcext:value-type="float">
            <text:p>15.498413</text:p>
          </table:table-cell>
          <table:table-cell table:style-name="ce1" office:value-type="float" office:value="17.230469" calcext:value-type="float">
            <text:p>17.230469</text:p>
          </table:table-cell>
          <table:table-cell table:style-name="ce1" office:value-type="float" office:value="19.24408" calcext:value-type="float">
            <text:p>19.24408</text:p>
          </table:table-cell>
          <table:table-cell table:style-name="ce1" office:value-type="float" office:value="21.46254" calcext:value-type="float">
            <text:p>21.46254</text:p>
          </table:table-cell>
        </table:table-row>
        <table:table-row table:style-name="ro1">
          <table:table-cell/>
          <table:table-cell office:value-type="float" office:value="11.462891" calcext:value-type="float">
            <text:p>11.462891</text:p>
          </table:table-cell>
          <table:table-cell table:style-name="ce1" office:value-type="float" office:value="13.277832" calcext:value-type="float">
            <text:p>13.277832</text:p>
          </table:table-cell>
          <table:table-cell table:style-name="ce1" office:value-type="float" office:value="14.083008" calcext:value-type="float">
            <text:p>14.083008</text:p>
          </table:table-cell>
          <table:table-cell table:style-name="ce1" office:value-type="float" office:value="16.642334" calcext:value-type="float">
            <text:p>16.642334</text:p>
          </table:table-cell>
          <table:table-cell table:style-name="ce1" office:value-type="float" office:value="17.105225" calcext:value-type="float">
            <text:p>17.105225</text:p>
          </table:table-cell>
          <table:table-cell table:style-name="ce1" office:value-type="float" office:value="19.955597" calcext:value-type="float">
            <text:p>19.955597</text:p>
          </table:table-cell>
          <table:table-cell table:style-name="ce1" office:value-type="float" office:value="20.37947" calcext:value-type="float">
            <text:p>20.37947</text:p>
          </table:table-cell>
        </table:table-row>
        <table:table-row table:style-name="ro1">
          <table:table-cell/>
          <table:table-cell office:value-type="float" office:value="11.856445" calcext:value-type="float">
            <text:p>11.856445</text:p>
          </table:table-cell>
          <table:table-cell table:style-name="ce1" office:value-type="float" office:value="13.044922" calcext:value-type="float">
            <text:p>13.044922</text:p>
          </table:table-cell>
          <table:table-cell table:style-name="ce1" office:value-type="float" office:value="15.245117" calcext:value-type="float">
            <text:p>15.245117</text:p>
          </table:table-cell>
          <table:table-cell table:style-name="ce1" office:value-type="float" office:value="15.891235" calcext:value-type="float">
            <text:p>15.891235</text:p>
          </table:table-cell>
          <table:table-cell table:style-name="ce1" office:value-type="float" office:value="18.030579" calcext:value-type="float">
            <text:p>18.030579</text:p>
          </table:table-cell>
          <table:table-cell table:style-name="ce1" office:value-type="float" office:value="19.947296" calcext:value-type="float">
            <text:p>19.947296</text:p>
          </table:table-cell>
          <table:table-cell table:style-name="ce1" office:value-type="float" office:value="20.519302" calcext:value-type="float">
            <text:p>20.519302</text:p>
          </table:table-cell>
        </table:table-row>
        <table:table-row table:style-name="ro1">
          <table:table-cell/>
          <table:table-cell office:value-type="float" office:value="11.3515625" calcext:value-type="float">
            <text:p>11.3515625</text:p>
          </table:table-cell>
          <table:table-cell table:style-name="ce1" office:value-type="float" office:value="13.463379" calcext:value-type="float">
            <text:p>13.463379</text:p>
          </table:table-cell>
          <table:table-cell table:style-name="ce1" office:value-type="float" office:value="14.672852" calcext:value-type="float">
            <text:p>14.672852</text:p>
          </table:table-cell>
          <table:table-cell table:style-name="ce1" office:value-type="float" office:value="16.298706" calcext:value-type="float">
            <text:p>16.298706</text:p>
          </table:table-cell>
          <table:table-cell table:style-name="ce1" office:value-type="float" office:value="18.255005" calcext:value-type="float">
            <text:p>18.255005</text:p>
          </table:table-cell>
          <table:table-cell table:style-name="ce1" office:value-type="float" office:value="18.4487" calcext:value-type="float">
            <text:p>18.4487</text:p>
          </table:table-cell>
          <table:table-cell table:style-name="ce1" office:value-type="float" office:value="21.420837" calcext:value-type="float">
            <text:p>21.420837</text:p>
          </table:table-cell>
        </table:table-row>
        <table:table-row table:style-name="ro1">
          <table:table-cell/>
          <table:table-cell office:value-type="float" office:value="12.083008" calcext:value-type="float">
            <text:p>12.083008</text:p>
          </table:table-cell>
          <table:table-cell table:style-name="ce1" office:value-type="float" office:value="13.61377" calcext:value-type="float">
            <text:p>13.61377</text:p>
          </table:table-cell>
          <table:table-cell table:style-name="ce1" office:value-type="float" office:value="15.251709" calcext:value-type="float">
            <text:p>15.251709</text:p>
          </table:table-cell>
          <table:table-cell table:style-name="ce1" office:value-type="float" office:value="17.10559" calcext:value-type="float">
            <text:p>17.10559</text:p>
          </table:table-cell>
          <table:table-cell table:style-name="ce1" office:value-type="float" office:value="18.561707" calcext:value-type="float">
            <text:p>18.561707</text:p>
          </table:table-cell>
          <table:table-cell table:style-name="ce1" office:value-type="float" office:value="17.781769" calcext:value-type="float">
            <text:p>17.781769</text:p>
          </table:table-cell>
          <table:table-cell table:style-name="ce1" office:value-type="float" office:value="20.775543" calcext:value-type="float">
            <text:p>20.775543</text:p>
          </table:table-cell>
        </table:table-row>
        <table:table-row table:style-name="ro1">
          <table:table-cell/>
          <table:table-cell office:value-type="float" office:value="12.583984" calcext:value-type="float">
            <text:p>12.583984</text:p>
          </table:table-cell>
          <table:table-cell table:style-name="ce1" office:value-type="float" office:value="13.768555" calcext:value-type="float">
            <text:p>13.768555</text:p>
          </table:table-cell>
          <table:table-cell table:style-name="ce1" office:value-type="float" office:value="15.927002" calcext:value-type="float">
            <text:p>15.927002</text:p>
          </table:table-cell>
          <table:table-cell table:style-name="ce1" office:value-type="float" office:value="15.90332" calcext:value-type="float">
            <text:p>15.90332</text:p>
          </table:table-cell>
          <table:table-cell table:style-name="ce1" office:value-type="float" office:value="17.919006" calcext:value-type="float">
            <text:p>17.919006</text:p>
          </table:table-cell>
          <table:table-cell table:style-name="ce1" office:value-type="float" office:value="19.273438" calcext:value-type="float">
            <text:p>19.273438</text:p>
          </table:table-cell>
          <table:table-cell table:style-name="ce1" office:value-type="float" office:value="20.232422" calcext:value-type="float">
            <text:p>20.232422</text:p>
          </table:table-cell>
        </table:table-row>
        <table:table-row table:style-name="ro1">
          <table:table-cell/>
          <table:table-cell office:value-type="float" office:value="13.681641" calcext:value-type="float">
            <text:p>13.681641</text:p>
          </table:table-cell>
          <table:table-cell table:style-name="ce1" office:value-type="float" office:value="12.803711" calcext:value-type="float">
            <text:p>12.803711</text:p>
          </table:table-cell>
          <table:table-cell table:style-name="ce1" office:value-type="float" office:value="14.645264" calcext:value-type="float">
            <text:p>14.645264</text:p>
          </table:table-cell>
          <table:table-cell table:style-name="ce1" office:value-type="float" office:value="16.46228" calcext:value-type="float">
            <text:p>16.46228</text:p>
          </table:table-cell>
          <table:table-cell table:style-name="ce1" office:value-type="float" office:value="17.495544" calcext:value-type="float">
            <text:p>17.495544</text:p>
          </table:table-cell>
          <table:table-cell table:style-name="ce1" office:value-type="float" office:value="18.672424" calcext:value-type="float">
            <text:p>18.672424</text:p>
          </table:table-cell>
          <table:table-cell table:style-name="ce1" office:value-type="float" office:value="19.922562" calcext:value-type="float">
            <text:p>19.922562</text:p>
          </table:table-cell>
        </table:table-row>
        <table:table-row table:style-name="ro1">
          <table:table-cell office:value-type="string" calcext:value-type="string">
            <text:p>CostoProm</text:p>
          </table:table-cell>
          <table:table-cell table:formula="of:=SUM([.B24:.B33])/10" office:value-type="float" office:value="12.0049804" calcext:value-type="float">
            <text:p>12.0049804</text:p>
          </table:table-cell>
          <table:table-cell table:formula="of:=SUM([.C24:.C33])/10" office:value-type="float" office:value="13.1926759" calcext:value-type="float">
            <text:p>13.1926759</text:p>
          </table:table-cell>
          <table:table-cell table:formula="of:=SUM([.D24:.D33])/10" office:value-type="float" office:value="14.8281006" calcext:value-type="float">
            <text:p>14.8281006</text:p>
          </table:table-cell>
          <table:table-cell table:formula="of:=SUM([.E24:.E33])/10" office:value-type="float" office:value="16.3401243" calcext:value-type="float">
            <text:p>16.3401243</text:p>
          </table:table-cell>
          <table:table-cell table:formula="of:=SUM([.F24:.F33])/10" office:value-type="float" office:value="17.7254212" calcext:value-type="float">
            <text:p>17.7254212</text:p>
          </table:table-cell>
          <table:table-cell table:formula="of:=SUM([.G24:.G33])/10" office:value-type="float" office:value="18.8757662" calcext:value-type="float">
            <text:p>18.8757662</text:p>
          </table:table-cell>
          <table:table-cell table:formula="of:=SUM([.H24:.H33])/10" office:value-type="float" office:value="20.583496" calcext:value-type="float">
            <text:p>20.583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17:01.637385615</meta:creation-date>
    <dc:date>2018-07-16T16:34:28.921311113</dc:date>
    <meta:editing-duration>PT6M46S</meta:editing-duration>
    <meta:editing-cycles>1</meta:editing-cycles>
    <meta:document-statistic meta:table-count="1" meta:cell-count="8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051cm" svg:stroke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8cm" svg:height="10.732cm" xlink:href=".." xlink:type="simple" chart:class="chart:scatter" chart:row-mapping="0" chart:style-name="ch1">
        <chart:title svg:x="6.98cm" svg:y="0.35cm" chart:style-name="ch2">
          <text:p>Costo promedio versus log2(n)</text:p>
        </chart:title>
        <chart:plot-area chart:style-name="ch3" table:cell-range-address="Sheet1.A23:Sheet1.H23 Sheet1.A34:Sheet1.H34" chart:data-source-has-labels="both" svg:x="1.415cm" svg:y="1.343cm" svg:width="18.419cm" svg:height="8.194cm">
          <chartooo:coordinate-region svg:x="2.036cm" svg:y="1.542cm" svg:width="17.241cm" svg:height="7.348cm"/>
          <chart:axis chart:dimension="x" chart:name="primary-x" chart:style-name="ch4" chartooo:axis-type="auto">
            <chart:title svg:x="10.448cm" svg:y="9.751cm" chart:style-name="ch5">
              <text:p>N</text:p>
            </chart:title>
            <chart:categories table:cell-range-address="Sheet1.A23:Sheet1.A23"/>
            <chart:grid chart:style-name="ch6" chart:class="major"/>
          </chart:axis>
          <chart:axis chart:dimension="y" chart:name="primary-y" chart:style-name="ch7">
            <chart:title svg:x="0.451cm" svg:y="6.648cm" chart:style-name="ch8">
              <text:p>Costo promedio</text:p>
            </chart:title>
            <chart:grid chart:style-name="ch6" chart:class="major"/>
          </chart:axis>
          <chart:series chart:style-name="ch9" chart:values-cell-range-address="Sheet1.B34:Sheet1.H34" chart:label-cell-address="Sheet1.A34:Sheet1.A34" chart:class="chart:scatter">
            <chart:domain table:cell-range-address="Sheet1.B23:Sheet1.H23"/>
            <chart:regression-curve chart:style-name="ch10">
              <chart:equation chart:display-equation="true" chart:display-r-square="true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23:Sheet1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Sheet1.B23:Sheet1.H23</svg:desc>
                </draw:g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  <table:table-cell office:value-type="float" office:value="65536">
                <text:p>65536</text:p>
              </table:table-cell>
            </table:table-row>
            <table:table-row>
              <table:table-cell office:value-type="string">
                <text:p>CostoProm</text:p>
                <draw:g>
                  <svg:desc>Sheet1.A34:Sheet1.A34</svg:desc>
                </draw:g>
              </table:table-cell>
              <table:table-cell office:value-type="float" office:value="12.0049804">
                <text:p>12.0049804</text:p>
                <draw:g>
                  <svg:desc>Sheet1.B34:Sheet1.H34</svg:desc>
                </draw:g>
              </table:table-cell>
              <table:table-cell office:value-type="float" office:value="13.1926759">
                <text:p>13.1926759</text:p>
              </table:table-cell>
              <table:table-cell office:value-type="float" office:value="14.8281006">
                <text:p>14.8281006</text:p>
              </table:table-cell>
              <table:table-cell office:value-type="float" office:value="16.3401243">
                <text:p>16.3401243</text:p>
              </table:table-cell>
              <table:table-cell office:value-type="float" office:value="17.7254212">
                <text:p>17.7254212</text:p>
              </table:table-cell>
              <table:table-cell office:value-type="float" office:value="18.8757662">
                <text:p>18.8757662</text:p>
              </table:table-cell>
              <table:table-cell office:value-type="float" office:value="20.583496">
                <text:p>20.583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